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libri1"/>
    </style:style>
    <style:style style:name="P2" style:family="paragraph" style:parent-style-name="Standard">
      <style:text-properties style:font-name="Calibri1" fo:language="es" fo:country="ES" style:font-name-asian="Times New Roman1" style:language-asian="eu" style:country-asian="none"/>
    </style:style>
    <style:style style:name="P3" style:family="paragraph" style:parent-style-name="Standard">
      <style:text-properties style:font-name="Calibri1" fo:language="es" fo:country="ES" style:language-asian="eu" style:country-asian="none"/>
    </style:style>
    <style:style style:name="P4" style:family="paragraph" style:parent-style-name="Standard">
      <style:text-properties style:font-name="Calibri1" fo:font-size="12pt" fo:language="es" fo:country="ES" style:font-name-asian="Times New Roman1" style:font-size-asian="12pt" style:language-asian="eu" style:country-asian="none" style:font-size-complex="12pt"/>
    </style:style>
    <style:style style:name="P5" style:family="paragraph" style:parent-style-name="Standard" style:master-page-name="Standard">
      <style:paragraph-properties fo:margin-top="0.106cm" fo:margin-bottom="0.508cm" style:page-number="auto"/>
      <style:text-properties style:font-name="Calibri1"/>
    </style:style>
    <style:style style:name="P6" style:family="paragraph" style:parent-style-name="List_20_Paragraph" style:list-style-name="WWNum1">
      <style:paragraph-properties fo:margin-left="1.259cm" fo:margin-right="0cm" fo:margin-top="0.106cm" fo:margin-bottom="0.508cm" fo:text-indent="-0.63cm" style:auto-text-indent="false"/>
      <style:text-properties style:font-name="Calibri1"/>
    </style:style>
    <style:style style:name="P7" style:family="paragraph" style:parent-style-name="List_20_Paragraph" style:list-style-name="WWNum1">
      <style:paragraph-properties fo:margin-left="1.259cm" fo:margin-right="0cm" fo:margin-top="0.106cm" fo:margin-bottom="0.106cm" fo:text-indent="-0.63cm" style:auto-text-indent="false"/>
      <style:text-properties style:font-name="Calibri1"/>
    </style:style>
    <style:style style:name="P8" style:family="paragraph" style:parent-style-name="List_20_Paragraph" style:list-style-name="WWNum1">
      <style:paragraph-properties fo:margin-left="1.259cm" fo:margin-right="0cm" fo:margin-top="0.106cm" fo:margin-bottom="0.106cm" fo:text-indent="-0.63cm" style:auto-text-indent="false"/>
      <style:text-properties style:font-name="Calibri1" fo:language="es" fo:country="ES" style:language-asian="eu" style:country-asian="none"/>
    </style:style>
    <style:style style:name="P9" style:family="paragraph" style:parent-style-name="List_20_Paragraph" style:list-style-name="WWNum1">
      <style:paragraph-properties fo:margin-left="1.259cm" fo:margin-right="0cm" fo:margin-top="0.106cm" fo:margin-bottom="0.106cm" fo:text-indent="-0.63cm" style:auto-text-indent="false"/>
      <style:text-properties style:font-name="Calibri1" fo:language="es" fo:country="ES" style:font-name-asian="Times New Roman1" style:language-asian="eu" style:country-asian="none"/>
    </style:style>
    <style:style style:name="P10" style:family="paragraph" style:parent-style-name="List_20_Paragraph" style:list-style-name="WWNum1">
      <style:paragraph-properties fo:margin-left="0.63cm" fo:margin-right="0cm" fo:margin-top="0.106cm" fo:margin-bottom="0.508cm" fo:text-indent="0cm" style:auto-text-indent="false"/>
      <style:text-properties style:font-name="Calibri1" fo:language="es" fo:country="ES" style:language-asian="eu" style:country-asian="none"/>
    </style:style>
    <style:style style:name="T1" style:family="text">
      <style:text-properties fo:font-size="14pt" fo:language="es" fo:country="ES" fo:font-weight="bold" style:font-size-asian="14pt" style:font-weight-asian="bold" style:font-size-complex="14pt"/>
    </style:style>
    <style:style style:name="T2" style:family="text">
      <style:text-properties fo:language="es" fo:country="ES"/>
    </style:style>
    <style:style style:name="T3" style:family="text">
      <style:text-properties fo:language="es" fo:country="ES" fo:font-weight="bold" style:font-weight-asian="bold"/>
    </style:style>
    <style:style style:name="T4" style:family="text">
      <style:text-properties fo:language="es" fo:country="ES" style:language-asian="eu" style:country-asian="none"/>
    </style:style>
    <style:style style:name="T5" style:family="text">
      <style:text-properties fo:language="es" fo:country="ES" style:font-name-asian="Times New Roman1" style:language-asian="eu" style:country-asian="none"/>
    </style:style>
    <style:style style:name="T6" style:family="text">
      <style:text-properties fo:color="#ffffff" fo:language="es" fo:country="ES" style:font-name-asian="Times New Roman1" style:language-asian="eu" style:country-asian="none"/>
    </style:style>
    <style:style style:name="T7" style:family="text">
      <style:text-properties style:font-name-asian="Times New Roman1"/>
    </style:style>
    <style:style style:name="T8" style:family="text">
      <style:text-properties fo:font-size="12pt" fo:language="es" fo:country="ES"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OGRAMACIÓN MULTIHILO</text:span><text:span text:style-name="T2"> - </text:span><text:span text:style-name="T3">Evaluación de conocimientos</text:span></text:p>
      <text:list xml:id="list4072599171237642498" text:style-name="WWNum1">
        <text:list-item>
          <text:p text:style-name="P6"><text:span text:style-name="T6">¿</text:span><text:span text:style-name="T4">¿Conoces algún sinónimo para llamar a los hilos?</text:span></text:p>
          <text:list>
            <text:list-item>
              <text:list>
                <text:list-item>
                  <text:list>
                    <text:list-header>
                      <text:p text:style-name="P10">Thread</text:p>
                    </text:list-header>
                  </text:list>
                </text:list-item>
              </text:list>
            </text:list-item>
          </text:list>
        </text:list-item>
        <text:list-item>
          <text:p text:style-name="P7"><text:span text:style-name="T4">¿qué estados crees que </text:span><text:span text:style-name="T5">puede tener un hilo? </text:span></text:p>
        </text:list-item>
      </text:list>
      <text:p text:style-name="P2">Preparado, bloqueado y muerto.</text:p>
      <text:list xml:id="list43706342" text:continue-numbering="true" text:style-name="WWNum1">
        <text:list-item>
          <text:p text:style-name="P8">¿es lo mismo proceso que hilo? <text:bookmark text:name="Bookmark"/></text:p>
        </text:list-item>
      </text:list>
      <text:p text:style-name="P3">No. Un hilo es una entidad dentro de un proceso.</text:p>
      <text:list xml:id="list43715242" text:continue-numbering="true" text:style-name="WWNum1">
        <text:list-item>
          <text:p text:style-name="P8">¿qué recursos crees que compartirán los hilos de un mismo proceso? </text:p>
        </text:list-item>
      </text:list>
      <text:p text:style-name="P3">Direcciones virtuales y recursos del sistema.</text:p>
      <text:list xml:id="list43737130" text:continue-numbering="true" text:style-name="WWNum1">
        <text:list-item>
          <text:p text:style-name="P8">¿para qué crees que se usarán los hilos? <text:s/></text:p>
        </text:list-item>
      </text:list>
      <text:p text:style-name="P3">Seguridad.</text:p>
      <text:list xml:id="list43711217" text:continue-numbering="true" text:style-name="WWNum1">
        <text:list-item>
          <text:p text:style-name="P8">¿para qué crees que servirá la clase thread <text:s/>de java? </text:p>
        </text:list-item>
      </text:list>
      <text:p text:style-name="P3">Las clases que extienden de thread permitirán la instanciación de hilos.</text:p>
      <text:list xml:id="list43719351" text:continue-numbering="true" text:style-name="WWNum1">
        <text:list-item>
          <text:p text:style-name="P8">¿qué diferencia hay en java entre las clases y las interfaces</text:p>
        </text:list-item>
      </text:list>
      <text:p text:style-name="P3">Una interfaz no puede ser instanciada, una clase deberá implementarla y esta posteriormente podrá ser instanciada. El uso principal de una interfaz, es crear un esqueleto que servirá como base para una o múltiples clases.</text:p>
      <text:list xml:id="list43705678" text:continue-numbering="true" text:style-name="WWNum1">
        <text:list-item>
          <text:p text:style-name="P8">¿qué diferencia hay en java entre métodos de clase y métodos de instancia? <text:s/></text:p>
        </text:list-item>
      </text:list>
      <text:p text:style-name="P3">Los métodos de instancia necesitan la existencia de una instancia para ser llamados. Por ejemplo, no podemos llamar al método caminar() de la clase Persona sin crear antes una persona Pepe. Por otro lado, los métodos de clase pueden ser llamados sin necesidad de instancia, podemos acceder al método pow() de la clase Math sin crear una instancia de Math.</text:p>
      <text:list xml:id="list43735366" text:continue-numbering="true" text:style-name="WWNum1">
        <text:list-item>
          <text:p text:style-name="P8">¿para qué crees que servirá el método sleep() de la clase de java thread? </text:p>
        </text:list-item>
      </text:list>
      <text:p text:style-name="P3">Pausar la ejecución durante los milisegundos especificados.</text:p>
      <text:list xml:id="list43732432" text:continue-numbering="true" text:style-name="WWNum1">
        <text:list-item>
          <text:p text:style-name="P8">¿para qué crees que servirá el método yield() de la clase de java thread? </text:p>
        </text:list-item>
      </text:list>
      <text:p text:style-name="P2">Para indicar al hardware que la ejecución es interrumpible y sustituible por otro thread.</text:p>
      <text:list xml:id="list43736011" text:continue-numbering="true" text:style-name="WWNum1">
        <text:list-item>
          <text:p text:style-name="P9">¿qué entiendes por el concepto de afinidad del procesador? </text:p>
        </text:list-item>
      </text:list>
      <text:p text:style-name="P2">Asignación de núcleos a procesos.</text:p>
      <text:list xml:id="list43718722" text:continue-numbering="true" text:style-name="WWNum1">
        <text:list-item>
          <text:p text:style-name="P9">¿cómo cambiarías la afinidad del procesador en un sistema operativo linux? </text:p>
        </text:list-item>
      </text:list>
      <text:p text:style-name="P2">Con el comando taskset.</text:p>
      <text:list xml:id="list43709465" text:continue-numbering="true" text:style-name="WWNum1">
        <text:list-item>
          <text:p text:style-name="P9">¿cómo crees que funcionan los hilos egoistas? <text:s/></text:p>
        </text:list-item>
      </text:list>
      <text:p text:style-name="P2">El hilo no cede voluntariamente el control tras su ejecución.</text:p>
      <text:list xml:id="list43720590" text:continue-numbering="true" text:style-name="WWNum1">
        <text:list-item>
          <text:p text:style-name="P7"><text:span text:style-name="T5">¿ en qué consiste el</text:span><text:span text:style-name="T8"> </text:span><text:span text:style-name="T5">modelo productor-consumidor en la sincronización de hilos?</text:span></text:p>
        </text:list-item>
      </text:list>
      <text:p text:style-name="P4">El productor genera un producto que es guardado en el depósito y una vez depositado puede ser consumido por un consumidor. El depósito tiene una capacidad limitada y en caso de estar lleno no se podrá depositar en él mas producto. A parte de eso, el consumidor no puede consumir producto si el depósito está vacío.</text:p>
      <text:list xml:id="list43730994" text:continue-numbering="true" text:style-name="WWNum1">
        <text:list-item>
          <text:p text:style-name="P9">¿qué crees que sucederá cuando entre varios hilos se produzca una situación de deadlock (abrazo mortal)? </text:p>
        </text:list-item>
      </text:list>
      <text:p text:style-name="P2"><text:soft-page-break/>Detención completa del programa.</text:p>
      <text:list xml:id="list43734378" text:continue-numbering="true" text:style-name="WWNum1">
        <text:list-item>
          <text:p text:style-name="P9">La clase object de java tiene unos métodos llamados wait(), notify() y notifyall() para qué <text:s/>sirven?</text:p>
        </text:list-item>
      </text:list>
      <text:p text:style-name="P2">Provoca la detención de la ejecución hasta recibir una llamada de notificación, ya sea de notify() o de notifyall(). El primero solo reanuda una ejecución y el otro reanuda todas las ejecuciones en espera.</text:p>
      <text:list xml:id="list43728842" text:continue-numbering="true" text:style-name="WWNum1">
        <text:list-item>
          <text:p text:style-name="P9">¿qué crees que hará el método wait() de la clase object <text:s/>de java? </text:p>
        </text:list-item>
      </text:list>
      <text:p text:style-name="P3">Provoca la detención de la ejecución hasta recibir una llamada de notificación, ya sea de <text:span text:style-name="T7">notify() o de notifyall(). </text:span></text:p>
      <text:list xml:id="list43717702" text:continue-numbering="true" text:style-name="WWNum1">
        <text:list-item>
          <text:p text:style-name="P9">Enumera el ciclo de vida de un hilo</text:p>
        </text:list-item>
      </text:list>
      <text:p text:style-name="P1">Nacido, preparado, ejecutable, no ejecutable, bloqueado y muert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1.401cm" fo:margin-right="0cm" fo:margin-top="0.106cm" fo:margin-bottom="0cm" fo:line-height="110%" fo:text-align="justify" style:justify-single-word="false" fo:orphans="2" fo:widows="2" fo:text-indent="0cm" style:auto-text-indent="false" style:writing-mode="lr-tb"/>
      <style:text-properties fo:color="#222222" fo:language="eu" fo:country="none" style:font-name-complex="Calibri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u" style:country-asian="none"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k010137ad</meta:initial-creator>
    <dc:creator>César Ferreiro Ortiz de Guinea</dc:creator>
    <meta:editing-cycles>8</meta:editing-cycles>
    <meta:creation-date>2020-11-05T21:48:00</meta:creation-date>
    <dc:date>2020-11-15T23:50:37.61</dc:date>
    <meta:editing-duration>PT1H48M44S</meta:editing-duration>
    <meta:generator>OpenOffice/4.1.7$Win32 OpenOffice.org_project/417m1$Build-9800</meta:generator>
    <meta:document-statistic meta:table-count="0" meta:image-count="0" meta:object-count="0" meta:page-count="2" meta:paragraph-count="37" meta:word-count="508" meta:character-count="3020"/>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